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1pt" fo:font-weight="normal" officeooo:rsid="0007ca67" officeooo:paragraph-rsid="0008ea90" style:font-size-asian="9.60000038146973pt" style:font-weight-asian="normal" style:font-size-complex="11pt" style:font-weight-complex="normal"/>
    </style:style>
    <style:style style:name="P2" style:family="paragraph" style:parent-style-name="Standard">
      <style:text-properties style:font-name="Calibri" fo:font-size="11pt" fo:font-weight="normal" officeooo:rsid="000a3f71" officeooo:paragraph-rsid="000a3f71" style:font-size-asian="9.60000038146973pt" style:font-weight-asian="normal" style:font-size-complex="11pt" style:font-weight-complex="normal"/>
    </style:style>
    <style:style style:name="P3" style:family="paragraph" style:parent-style-name="Standard">
      <style:text-properties style:font-name="Calibri" fo:font-size="11pt" fo:font-weight="normal" officeooo:rsid="000e03cc" officeooo:paragraph-rsid="000e03cc" style:font-size-asian="9.60000038146973pt" style:font-weight-asian="normal" style:font-size-complex="11pt" style:font-weight-complex="normal"/>
    </style:style>
    <style:style style:name="P4" style:family="paragraph" style:parent-style-name="Standard">
      <style:text-properties style:font-name="Calibri" fo:font-size="11pt" fo:font-weight="normal" officeooo:rsid="000f3207" officeooo:paragraph-rsid="000f3207" style:font-size-asian="9.60000038146973pt" style:font-weight-asian="normal" style:font-size-complex="11pt" style:font-weight-complex="normal"/>
    </style:style>
    <style:style style:name="P5" style:family="paragraph" style:parent-style-name="Standard">
      <style:text-properties style:font-name="Calibri" fo:font-size="11pt" fo:font-weight="normal" officeooo:rsid="00110d56" officeooo:paragraph-rsid="00110d56" style:font-size-asian="9.60000038146973pt" style:font-weight-asian="normal" style:font-size-complex="11pt" style:font-weight-complex="normal"/>
    </style:style>
    <style:style style:name="P6" style:family="paragraph" style:parent-style-name="Standard">
      <style:text-properties style:font-name="Calibri" fo:font-size="11pt" fo:font-weight="normal" officeooo:rsid="0013f52c" officeooo:paragraph-rsid="0013f52c" style:font-size-asian="9.60000038146973pt" style:font-weight-asian="normal" style:font-size-complex="11pt" style:font-weight-complex="normal"/>
    </style:style>
    <style:style style:name="P7" style:family="paragraph" style:parent-style-name="Standard">
      <style:text-properties style:font-name="Calibri" fo:font-size="11pt" fo:font-weight="normal" officeooo:rsid="0014730f" officeooo:paragraph-rsid="0014730f" style:font-size-asian="9.60000038146973pt" style:font-weight-asian="normal" style:font-size-complex="11pt" style:font-weight-complex="normal"/>
    </style:style>
    <style:style style:name="P8" style:family="paragraph" style:parent-style-name="Standard">
      <style:text-properties style:font-name="Calibri" fo:font-size="11pt" fo:font-weight="normal" officeooo:rsid="0015dc6d" officeooo:paragraph-rsid="0015dc6d" style:font-size-asian="9.60000038146973pt" style:font-weight-asian="normal" style:font-size-complex="11pt" style:font-weight-complex="normal"/>
    </style:style>
    <style:style style:name="P9" style:family="paragraph" style:parent-style-name="Standard">
      <style:text-properties style:font-name="Calibri" fo:font-size="11pt" fo:font-weight="normal" officeooo:rsid="001a65b3" officeooo:paragraph-rsid="001a65b3" style:font-size-asian="9.60000038146973pt" style:font-weight-asian="normal" style:font-size-complex="11pt" style:font-weight-complex="normal"/>
    </style:style>
    <style:style style:name="P10" style:family="paragraph" style:parent-style-name="Standard">
      <style:text-properties style:font-name="Calibri" fo:font-size="13pt" fo:font-weight="bold" officeooo:rsid="00063eaa" officeooo:paragraph-rsid="00063eaa" style:font-size-asian="13pt" style:font-weight-asian="bold" style:font-size-complex="13pt" style:font-weight-complex="bold"/>
    </style:style>
    <style:style style:name="P11" style:family="paragraph" style:parent-style-name="Standard">
      <style:text-properties officeooo:paragraph-rsid="0013f52c"/>
    </style:style>
    <style:style style:name="T1" style:family="text">
      <style:text-properties style:font-name="Calibri" fo:font-size="11pt" fo:font-weight="normal" officeooo:rsid="00110d56" style:font-size-asian="9.60000038146973pt" style:font-weight-asian="normal" style:font-size-complex="11pt" style:font-weight-complex="normal"/>
    </style:style>
    <style:style style:name="T2" style:family="text">
      <style:text-properties style:font-name="Calibri" fo:font-size="11pt" style:font-size-asian="11pt" style:font-size-complex="11pt"/>
    </style:style>
    <style:style style:name="T3" style:family="text">
      <style:text-properties officeooo:rsid="0008ea90"/>
    </style:style>
    <style:style style:name="T4" style:family="text">
      <style:text-properties officeooo:rsid="000a3f71"/>
    </style:style>
    <style:style style:name="T5" style:family="text">
      <style:text-properties officeooo:rsid="000c234a"/>
    </style:style>
    <style:style style:name="T6" style:family="text">
      <style:text-properties officeooo:rsid="000d2d0e"/>
    </style:style>
    <style:style style:name="T7" style:family="text">
      <style:text-properties officeooo:rsid="000e03cc"/>
    </style:style>
    <style:style style:name="T8" style:family="text">
      <style:text-properties officeooo:rsid="000e0cbc"/>
    </style:style>
    <style:style style:name="T9" style:family="text">
      <style:text-properties officeooo:rsid="0014730f"/>
    </style:style>
    <style:style style:name="T10" style:family="text">
      <style:text-properties officeooo:rsid="00147f7b"/>
    </style:style>
    <style:style style:name="T11" style:family="text">
      <style:text-properties officeooo:rsid="00150389"/>
    </style:style>
    <style:style style:name="T12" style:family="text">
      <style:text-properties officeooo:rsid="0015dc6d"/>
    </style:style>
    <style:style style:name="T13" style:family="text">
      <style:text-properties officeooo:rsid="0016caf9"/>
    </style:style>
    <style:style style:name="T14" style:family="text">
      <style:text-properties officeooo:rsid="001a65b3"/>
    </style:style>
    <style:style style:name="T15" style:family="text">
      <style:text-properties officeooo:rsid="001b0a4f"/>
    </style:style>
    <style:style style:name="T16" style:family="text">
      <style:text-properties officeooo:rsid="001c2a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IORAFFINERIA CON MATERIA PRIMA LIGNUCELLOLOSICA</text:p>
      <text:p text:style-name="P1">Definizione di prodotti a base bio: sono prodotti non alimentari derivati dalla biomassa (piante, alghe, batteri, prodotti agricoli ma anche alberi, organismi marini e scarti sia domestici che dell’allevamento animale o produzione cibo). </text:p>
      <text:p text:style-name="P1">Questa sorgente <text:s/>a base bio può essere utilizzata per produrre energia e per produrre prodotti chimici in alternative alle fonti non rinnovabili, queste derivano da materiale inorganico che è stato biomassa e che è stato poi sottoposto nel corso delle ere geologiche a <text:span text:style-name="T3">condizioni di</text:span> T e<text:span text:style-name="T3">d elevata</text:span> P <text:span text:style-name="T3">che lo hanno trasformato in idrocarburi; sono considerati non rinnovabili perché questi processi </text:span><text:span text:style-name="T4">geologici</text:span><text:span text:style-name="T3"> avvengono nel corso di migliaia di anni </text:span><text:span text:style-name="T4">e quindi sono non rinnovabili alla scala della nostra vita.</text:span></text:p>
      <text:p text:style-name="P2">Una bioraffineria usa biomassa per produrre prodotti a partire da questa; in primo luogo la biomassa deve essere frazionata per ottimizzare i processi di produzione e per avere il mix di prodotti più opportuno per produrre prodotti chimici, biomateriali, biocombustibili o bioenergia.<text:line-break/>La produzione annuale di biomassa sulla terra è di 170 milioni di tonnellate, è estremamente ampia.</text:p>
      <text:p text:style-name="P2">Questa biomassa è costituita per circa la metà da cellulosa, per ¼ da emicellulose, 20% lignine e poi amidi e altri prodotti. Può essere utilizzata per produrre prodotti combustibili o prodotti chimici che possono essere alternativi <text:span text:style-name="T5">rispetto a quelli che partono</text:span> da fonti non rinnovabili.</text:p>
      <text:p text:style-name="P2"><text:line-break/><text:span text:style-name="T5">Il potenziale uso della biomassa per produrre prodotti chimici. Per un consumo totale di 20 milioni di olio equivalente la parte che può essere sostituita a partire dalla biomassa è dell’11%.<text:line-break/></text:span><text:span text:style-name="T6">Tanto più abbiamo dei materiali prodotti in grandi volume come bioetanolo o biodiesel questi hanno costi bassi per andare verso i prodotti farmaceutici che hanno volumi di produzi</text:span><text:span text:style-name="T7">o</text:span><text:span text:style-name="T6">ne modesti e valor</text:span><text:span text:style-name="T7">i</text:span><text:span text:style-name="T6"> aggiunt</text:span><text:span text:style-name="T7">i più</text:span><text:span text:style-name="T6"> elevati.</text:span></text:p>
      <text:p text:style-name="P3"><text:span text:style-name="T8">La biomassa è</text:span> <text:span text:style-name="T8">sostanzialmente una miscela di prodotti chimici molto funzionalizzati, è un materiale come materia prima che ha un costo basso e quindi non può essere trasportato per lunghi tragitti → è sostanzialmente una produzione locale. Sono prodotti che hanno bassa densità di energia, vengono utilizzati e trasformati sotto forma di soluzioni diluite. <text:line-break/>Per utilizzare questa biomassa bisogna essere in grado di gestire grossi V sui solidi che poi vanno frazionati e defunzionalizzati per poter poi avere delle materie prime per l’industria chimica. </text:span></text:p>
      <text:p text:style-name="P4">Nell’utilizzo della biomassa bisogna utilizzarla a tutte le scale che si presenta: se la biomassa è costituita da alberi, il legno lo usiamo come materiale da costruzione, quello che è il sottoprodotto dell’utilizzo del legno viene poi separato nella sua parte cellulosa e lignina, utilizziamo cellulosa come fibra in particolare carta, questa fibra dobbiamo ulteriormente defibrillarla e ottenere la nano cellulosa che ha utilizzi come additivi, modulatore di viscosità e poi si può fare un attacco enzimatico sulla cellulosa e ottenere monomeri quindi glucosio che poi si può fermentare ad etanolo. Tutti questi passaggi devono essere valutati in modo tale da avere una bioraffineria che sia economicamente vantaggiosa → sfruttare tutti gli ordini di grandezza.</text:p>
      <text:p text:style-name="P11"><text:span text:style-name="T1">Da un materiale lignocellulosico <text:s/>il 50-80% è costituito da carboidrati quindi si può produrre etanolo, acido lattico, acido succinico ecc che poi utilizziamo come materie prime per produrre prodotti chimici come acido polilattico; il 10-30% è costituito da lignina, polimeri fenolici che possono essere usati per produrre energia sia attraverso una combustione diretta che attraverso produzione di biogas oppure può essere usata come sorgente di materie prime per l’industria chimica quindi estraendo i composti aromatici e utilizzandoli per fare dei polimeri oppure la lignina può essere portata in soluzione funzionalizzandola con dei gruppi ionici e serve a produrre dei </text:span><text:span text:style-name="T2">ligninsolfonati</text:span> <text:span text:style-name="T1"><text:s/>che hanno utilizzi come disperdenti, stabilizzanti ecc.</text:span></text:p>
      <text:p text:style-name="P5">La fattibilità economica di una bioraffineria dipende dal costo di un barile di petrolio, tanto più è basso questo è tanto è meno sostenibile una bioraffineria. </text:p>
      <text:p text:style-name="P5"/>
      <text:p text:style-name="P6">Biomassa costituita da cellulosa quindi fibre, da emicellulosa e da lignina. L’utilizzo di fibre e di emicellulose hanno applicazioni abbastanza consolidate, l’utilizzo della lignina però è <text:s/>un approccio un po’ più recente. Per utilizzarla abbiamo un approccio tradizionale quindi per produrre energia attraverso combustione diretta, <text:span text:style-name="T9">è pero anche possibile estrarre prodotti chimici dalla lignina e produrre dei <text:s/>prodotti chimici di specialità.</text:span></text:p>
      <text:p text:style-name="P7">I prodotti di chimici che possiamo ottenere dalla lignina sono utilizzati nell’ambito delle costruzioni come disperdent<text:span text:style-name="T10">e quindi come fluidificanti di carichi minerali, con lo stesso concetto funzionano per la realizzazione di fanghi perforazione petrolifera, viene utilizzata come stabilizzante dei suoli </text:span><text:span text:style-name="T12">(diventa migliore </text:span><text:soft-page-break/><text:span text:style-name="T12">nel trattenere l’acqua)</text:span><text:span text:style-name="T10">, nella produzione delle batterie è utilizzata come materiale che aiuta la stabilità meccanica degli anodi, nella produzione delle lastre cartongesso e mattoni sempre per le sue proprietà disperdenti e nel caso dei mattoni genera porosità durante la cottura e quindi alleggerisce il manufatto finito, </text:span><text:span text:style-name="T11">stabilizzante e prodotto che aiuta il processo di arricchimento dei prodotti minerali.</text:span></text:p>
      <text:p text:style-name="P8">Attraverso un processo di ossidazione <text:span text:style-name="T14">selettiva</text:span> <text:span text:style-name="T14">catalitica</text:span> è poi possibile per utilizzare la vanillina.</text:p>
      <text:p text:style-name="P5"/>
      <text:p text:style-name="P8">È possibile estrarre, defunzionalizzare e degradare la lignina nei suoi monomeri costituenti e quindi poi con i <text:span text:style-name="T13">oligomeri fenolici che otteniamo possiamo produrre delle bioplastiche, bioplastiche che possono essere utilizzate con tutti i procedimenti usuali di formatura dei materiali plastici. <text:line-break/>Gli svantaggi rispetto ai polimeri di sintesi sono sostanzialmente legate al colore, limitato ai colori bruno/grigio/scuro e al fatto che le proprietà caratteristiche di questo materiale dipendono dalla materia prima → è più difficile avere prodotti standardizzati.</text:span></text:p>
      <text:p text:style-name="P9">A partire dalla lignina è possibile separare e produrre composti aromatici.</text:p>
      <text:p text:style-name="P9"/>
      <text:p text:style-name="P9"><text:s/><text:span text:style-name="T16">32:2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7T17:51:28.953000000</meta:creation-date>
    <dc:date>2021-06-07T18:52:24.137000000</dc:date>
    <meta:editing-duration>PT6M30S</meta:editing-duration>
    <meta:editing-cycles>2</meta:editing-cycles>
    <meta:generator>LibreOffice/7.1.3.2$Windows_X86_64 LibreOffice_project/47f78053abe362b9384784d31a6e56f8511eb1c1</meta:generator>
    <meta:document-statistic meta:table-count="0" meta:image-count="0" meta:object-count="0" meta:page-count="2" meta:paragraph-count="16" meta:word-count="883" meta:character-count="6023" meta:non-whitespace-character-count="5144"/>
  </office:meta>
</office:document-meta>
</file>